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3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2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2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2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10-03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2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2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2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2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20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2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2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05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2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28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1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13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1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2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29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02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2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2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2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2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20-01-0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9-11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9-10-3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9-09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9-08-27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9-07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9-06-28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9-05-3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9-04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8-11-2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8-10-3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8-09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8-08-30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8-07-3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8-06-26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8-05-2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8-04-2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7-11-2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7-10-31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7-09-2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7-08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7-07-28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7-06-3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7-05-24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7-04-25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7-03-31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6-11-2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6-10-28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6-09-27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6-08-31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6-07-2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6-06-23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6-05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6-05-1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6-04-2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6-04-1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6-04-02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6-03-2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5-1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5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5-09-3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5-08-1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5-06-2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5-05-1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5-04-1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4-11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4-10-3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4-09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4-08-2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4-07-3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4-06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4-05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4-04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3-12-3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3-11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3-10-28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3-09-2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3-08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3-07-2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2-11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2-10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2-04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1-11-1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1-07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1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1-05-2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1-04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5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200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6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6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6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5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4</text:p>
          </table:table-cell>
          <table:table-cell office:value-type="string" calcext:value-type="string">
            <text:p>QWTA nr Isle, SOLE SOURCE #112</text:p>
          </table:table-cell>
          <table:table-cell office:value-type="string" calcext:value-type="string">
            <text:p>199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48" meta:object-count="0"/>
    <meta:user-defined meta:name="AppVersion">3.0</meta:user-defined>
  </office:meta>
</office:document-meta>
</file>